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age customer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 name is truncated</text:p>
          </table:table-cell>
          <table:table-cell office:value-type="string" calcext:value-type="string">
            <text:p>completed</text:p>
          </table:table-cell>
          <table:table-cell office:value-type="date" office:date-value="2015-11-14" calcext:value-type="date">
            <text:p>11/14/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y is not decremented</text:p>
          </table:table-cell>
          <table:table-cell office:value-type="string" calcext:value-type="string">
            <text:p>completed</text:p>
          </table:table-cell>
          <table:table-cell office:value-type="date" office:date-value="2015-11-14" calcext:value-type="date">
            <text:p>11/14/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nge login button</text:p>
          </table:table-cell>
          <table:table-cell office:value-type="string" calcext:value-type="string">
            <text:p>completed</text:p>
          </table:table-cell>
          <table:table-cell office:value-type="date" office:date-value="2015-11-15" calcext:value-type="date">
            <text:p>11/15/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defined index: cart in /home/student/clattuca/public_html/POS2/checkout.php on line 14, </text:p>
          </table:table-cell>
          <table:table-cell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defined index: cart in /home/student/clattuca/public_html/POS2/checkout.php on line 14, referer: <text:a xlink:href="http://cs.sierracollege.edu/~clattu" xlink:type="simple">http://cs.sierracollege.edu/~clattu</text:a>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06:56:58.46311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4T07:25:33.436846033</dc:date>
    <meta:editing-duration>PT4H56M53S</meta:editing-duration>
    <meta:editing-cycles>17</meta:editing-cycles>
    <meta:generator>LibreOffice/4.4.6.3$Linux_X86_64 LibreOffice_project/40m0$Build-3</meta:generator>
    <meta:document-statistic meta:table-count="1" meta:cell-count="75" meta:object-count="0"/>
  </office:meta>
</office:document-meta>
</file>